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3cm"/>
    </style:style>
    <style:style style:name="co2" style:family="table-column">
      <style:table-column-properties fo:break-before="auto" style:column-width="4.845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6.066cm"/>
    </style:style>
    <style:style style:name="co5" style:family="table-column">
      <style:table-column-properties fo:break-before="auto" style:column-width="6.72cm"/>
    </style:style>
    <style:style style:name="co6" style:family="table-column">
      <style:table-column-properties fo:break-before="auto" style:column-width="4.4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2.443cm" fo:break-before="auto" style:use-optimal-row-height="false"/>
    </style:style>
    <style:style style:name="ro3" style:family="table-row">
      <style:table-row-properties style:row-height="2.053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912cm" fo:break-before="auto" style:use-optimal-row-height="false"/>
    </style:style>
    <style:style style:name="ro6" style:family="table-row">
      <style:table-row-properties style:row-height="2.159cm" fo:break-before="auto" style:use-optimal-row-height="false"/>
    </style:style>
    <style:style style:name="ro7" style:family="table-row">
      <style:table-row-properties style:row-height="2.0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Vertus (selon Seligman et Peterson)</text:p>
          </table:table-cell>
          <table:table-cell table:style-name="ce1" office:value-type="string" calcext:value-type="string">
            <text:p>Forces de caractère associées</text:p>
          </table:table-cell>
          <table:table-cell table:style-name="ce1" office:value-type="string" calcext:value-type="string">
            <text:p>Valeurs universelles (Schwartz) en lien avec les forces et vertus</text:p>
          </table:table-cell>
          <table:table-cell table:style-name="ce1" office:value-type="string" calcext:value-type="string">
            <text:p>Qualités humaines associées</text:p>
          </table:table-cell>
          <table:table-cell table:style-name="ce1" office:value-type="string" calcext:value-type="string">
            <text:p>Compétences psychosociales (OMS)</text:p>
          </table:table-cell>
          <table:table-cell table:style-name="ce1" office:value-type="string" calcext:value-type="string">
            <text:p>Savoirs-être professionnels</text:p>
          </table:table-cell>
        </table:table-row>
        <table:table-row table:style-name="ro2">
          <table:table-cell office:value-type="string" calcext:value-type="string">
            <text:p>1. Sagesse et connaissance</text:p>
          </table:table-cell>
          <table:table-cell office:value-type="string" calcext:value-type="string">
            <text:p>- Créativité</text:p>
            <text:p>- Curiosité</text:p>
            <text:p>- Jugement</text:p>
            <text:p>- Amour de l'apprentissage</text:p>
            <text:p>- Perspective</text:p>
          </table:table-cell>
          <table:table-cell office:value-type="string" calcext:value-type="string">
            <text:p>Autonomie (pensée et action indépendantes)</text:p>
            <text:p>Stimulation (nouveauté et défis)</text:p>
            <text:p>Réalisation de soi (développement personnel)</text:p>
          </table:table-cell>
          <table:table-cell office:value-type="string" calcext:value-type="string">
            <text:p>Indépendance, créativité, curiosité, ouverture d'esprit, audace, liberté de pensée</text:p>
          </table:table-cell>
          <table:table-cell office:value-type="string" calcext:value-type="string">
            <text:p>- Pensée critique</text:p>
            <text:p>- Pensée créative</text:p>
            <text:p>- Prise de décision</text:p>
          </table:table-cell>
          <table:table-cell office:value-type="string" calcext:value-type="string">
            <text:p>- Faire preuve de curiosité</text:p>
            <text:p>- Faire preuve de créativité, d'inventivité</text:p>
            <text:p>- Prendre des initiatives et être force de proposition</text:p>
          </table:table-cell>
        </table:table-row>
        <table:table-row table:style-name="ro3">
          <table:table-cell office:value-type="string" calcext:value-type="string">
            <text:p>2. Courage</text:p>
          </table:table-cell>
          <table:table-cell office:value-type="string" calcext:value-type="string">
            <text:p>- Bravoure</text:p>
            <text:p>- Persévérance</text:p>
            <text:p>- Honnêteté</text:p>
            <text:p>- Enthousiasme</text:p>
          </table:table-cell>
          <table:table-cell office:value-type="string" calcext:value-type="string">
            <text:p>Hédonisme (plaisir et gratification)</text:p>
            <text:p>Réalisation de soi (ambition et succès)</text:p>
            <text:p>Stimulation (énergie et enthousiasme)</text:p>
          </table:table-cell>
          <table:table-cell office:value-type="string" calcext:value-type="string">
            <text:p>Joie de vivre, optimisme, gratitude, ambition, détermination, passion</text:p>
          </table:table-cell>
          <table:table-cell office:value-type="string" calcext:value-type="string">
            <text:p>- Gestion du stress</text:p>
            <text:p>- Résilience</text:p>
            <text:p>- Estime de soi</text:p>
          </table:table-cell>
          <table:table-cell office:value-type="string" calcext:value-type="string">
            <text:p>- Faire preuve de persévérance</text:p>
            <text:p>- Gérer son stress</text:p>
            <text:p>- Faire preuve de réactivité</text:p>
          </table:table-cell>
        </table:table-row>
        <table:table-row table:style-name="ro4">
          <table:table-cell office:value-type="string" calcext:value-type="string">
            <text:p>3. Humanité</text:p>
          </table:table-cell>
          <table:table-cell office:value-type="string" calcext:value-type="string">
            <text:p>- Amour</text:p>
            <text:p>- Gentillesse</text:p>
            <text:p>- Intelligence sociale</text:p>
          </table:table-cell>
          <table:table-cell office:value-type="string" calcext:value-type="string">
            <text:p>Bienveillance (soin et altruisme)</text:p>
            <text:p>Universalisme (compréhension et tolérance)</text:p>
            <text:p>Affiliation (relations proches)</text:p>
          </table:table-cell>
          <table:table-cell office:value-type="string" calcext:value-type="string">
            <text:p>Empathie, gentillesse, générosité, altruisme, compassion, écoute, solidarité</text:p>
          </table:table-cell>
          <table:table-cell office:value-type="string" calcext:value-type="string">
            <text:p>- Communication efficace</text:p>
            <text:p>- Compétences relationnelles</text:p>
            <text:p>- Empathie</text:p>
          </table:table-cell>
          <table:table-cell office:value-type="string" calcext:value-type="string">
            <text:p>- Être à l'écoute</text:p>
            <text:p>- Avoir le sens du service</text:p>
            <text:p>- Travailler en équipe</text:p>
          </table:table-cell>
        </table:table-row>
        <table:table-row table:style-name="ro5">
          <table:table-cell office:value-type="string" calcext:value-type="string">
            <text:p>4. Justice</text:p>
          </table:table-cell>
          <table:table-cell office:value-type="string" calcext:value-type="string">
            <text:p>- Travail d'équipe</text:p>
            <text:p>- Équité</text:p>
            <text:p>- Leadership</text:p>
          </table:table-cell>
          <table:table-cell office:value-type="string" calcext:value-type="string">
            <text:p>Égalité (justice et équité)</text:p>
            <text:p>Responsabilité sociale (bien commun)</text:p>
            <text:p>Pouvoir (leadership et influence)</text:p>
          </table:table-cell>
          <table:table-cell office:value-type="string" calcext:value-type="string">
            <text:p>Justice, impartialité, équité, respect des droits, intégrité, humilité, charisme, influence</text:p>
          </table:table-cell>
          <table:table-cell office:value-type="string" calcext:value-type="string">
            <text:p>- Prise de décision</text:p>
            <text:p>- Pensée critique</text:p>
            <text:p>- Compétences relationnelles</text:p>
          </table:table-cell>
          <table:table-cell office:value-type="string" calcext:value-type="string">
            <text:p>- Faire preuve de leadership</text:p>
            <text:p>- Inspirer, donner du sens</text:p>
            <text:p>- Respecter ses engagements, assumer ses responsabilités</text:p>
          </table:table-cell>
        </table:table-row>
        <table:table-row table:style-name="ro6">
          <table:table-cell office:value-type="string" calcext:value-type="string">
            <text:p>5. Tempérance</text:p>
          </table:table-cell>
          <table:table-cell office:value-type="string" calcext:value-type="string">
            <text:p>- Pardon</text:p>
            <text:p>- Humilité</text:p>
            <text:p>- Prudence</text:p>
            <text:p>- Maîtrise de soi</text:p>
          </table:table-cell>
          <table:table-cell office:value-type="string" calcext:value-type="string">
            <text:p>Conformité (respect des normes)</text:p>
            <text:p>Sécurité (stabilité et harmonie)</text:p>
            <text:p>Tradition (modération et humilité)</text:p>
          </table:table-cell>
          <table:table-cell office:value-type="string" calcext:value-type="string">
            <text:p>Respect des règles, prudence, stabilité, patience, humilité, modération, gratitude</text:p>
          </table:table-cell>
          <table:table-cell office:value-type="string" calcext:value-type="string">
            <text:p>- Gestion des émotions</text:p>
            <text:p>- Estime de soi</text:p>
            <text:p>- Résilience</text:p>
          </table:table-cell>
          <table:table-cell office:value-type="string" calcext:value-type="string">
            <text:p>- Faire preuve de rigueur et de précision</text:p>
            <text:p>- Organiser son travail selon les priorités et les objectifs</text:p>
          </table:table-cell>
        </table:table-row>
        <table:table-row table:style-name="ro7">
          <table:table-cell office:value-type="string" calcext:value-type="string">
            <text:p>6. Transcendance</text:p>
          </table:table-cell>
          <table:table-cell office:value-type="string" calcext:value-type="string">
            <text:p>- Appréciation de la beauté</text:p>
            <text:p>- Gratitude</text:p>
            <text:p>- Espoir</text:p>
            <text:p>- Humour</text:p>
            <text:p>- Spiritualité</text:p>
          </table:table-cell>
          <table:table-cell office:value-type="string" calcext:value-type="string">
            <text:p>Universalisme (harmonie avec l'univers)</text:p>
            <text:p>Spiritualité (recherche de sens)</text:p>
            <text:p>Bienveillance (gratitude et altruisme)</text:p>
          </table:table-cell>
          <table:table-cell office:value-type="string" calcext:value-type="string">
            <text:p>Tolérance, ouverture d'esprit, sagesse, gratitude, recherche de sens, sérénité, harmonie</text:p>
          </table:table-cell>
          <table:table-cell office:value-type="string" calcext:value-type="string">
            <text:p>- Pensée créative</text:p>
            <text:p>- Gestion du stress</text:p>
            <text:p>- Résilience</text:p>
          </table:table-cell>
          <table:table-cell office:value-type="string" calcext:value-type="string">
            <text:p>- S’adapter aux changements</text:p>
            <text:p>- Faire preuve d'autonom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5:33:16.317000000</meta:creation-date>
    <dc:date>2025-03-14T15:44:25.778000000</dc:date>
    <meta:editing-duration>PT11M9S</meta:editing-duration>
    <meta:editing-cycles>2</meta:editing-cycles>
    <meta:generator>LibreOffice/7.6.2.1$Windows_X86_64 LibreOffice_project/56f7684011345957bbf33a7ee678afaf4d2ba333</meta:generator>
    <meta:document-statistic meta:table-count="1" meta:cell-count="42" meta:object-count="0"/>
  </office:meta>
</office:document-meta>
</file>